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4.78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T1" style:family="text">
      <style:text-properties fo:font-size="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Game" draw:style-name="dp1" draw:master-page-name="Standard">
        <draw:frame draw:style-name="gr1" draw:text-style-name="P2" draw:layer="layout" svg:width="5.285cm" svg:height="2.5cm" svg:x="-0.175cm" svg:y="1.25cm">
          <draw:text-box>
            <text:p><text:span text:style-name="T1">${Create type:“page“, name: „Title“, master:“Default“}</text:span></text:p>
            <text:p><text:span text:style-name="T2">${Create type:“page“, name: „CardBuilder“</text:span><text:span text:style-name="T1">, master:“Default“}</text:span></text:p>
            <text:p><text:span text:style-name="T2">${Create type:“page“, name: „Card“</text:span><text:span text:style-name="T1">, master:“Default“}</text:span></text:p>
            <text:p><text:span text:style-name="T1">${Import $resource:“cardsBuilder“, page:“Title“, toPage:“Title“}</text:span></text:p>
            <text:p text:style-name="P1"><text:span text:style-name="T1">${Import $resource:“cardsBuilder“, page:“CardBuilder“, toPage:“CardBuilder“}</text:span></text:p>
            <text:p text:style-name="P1"><text:span text:style-name="T1">${Import $resource:“cardsBuilder“, page:“Card“, toPage:“Card“}</text:span></text:p>
            <text:p text:style-name="P1"><text:span text:style-name="T1">${Remove type:“page“, now:true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4T08:57:29.064176800</dc:date>
    <meta:editing-duration>PT1H23M23S</meta:editing-duration>
    <meta:editing-cycles>14</meta:editing-cycles>
    <meta:generator>LibreOffice/25.2.2.2$Windows_X86_64 LibreOffice_project/7370d4be9e3cf6031a51beef54ff3bda878e3fac</meta:generator>
    <meta:document-statistic meta:object-count="1"/>
  </office:meta>
</office:document-meta>
</file>